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9mm"/>
    </style:style>
    <style:style style:name="co2" style:family="table-column">
      <style:table-column-properties fo:break-before="auto" style:column-width="13.05mm"/>
    </style:style>
    <style:style style:name="co3" style:family="table-column">
      <style:table-column-properties fo:break-before="auto" style:column-width="19.09mm"/>
    </style:style>
    <style:style style:name="co4" style:family="table-column">
      <style:table-column-properties fo:break-before="auto" style:column-width="27.13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17.34mm"/>
    </style:style>
    <style:style style:name="co11" style:family="table-column">
      <style:table-column-properties fo:break-before="auto" style:column-width="26.39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25.63mm"/>
    </style:style>
    <style:style style:name="co14" style:family="table-column">
      <style:table-column-properties fo:break-before="auto" style:column-width="19.35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18.84mm"/>
    </style:style>
    <style:style style:name="co17" style:family="table-column">
      <style:table-column-properties fo:break-before="auto" style:column-width="26.12mm"/>
    </style:style>
    <style:style style:name="co18" style:family="table-column">
      <style:table-column-properties fo:break-before="auto" style:column-width="23.87mm"/>
    </style:style>
    <style:style style:name="co19" style:family="table-column">
      <style:table-column-properties fo:break-before="auto" style:column-width="22.61mm"/>
    </style:style>
    <style:style style:name="co20" style:family="table-column">
      <style:table-column-properties fo:break-before="auto" style:column-width="29.9mm"/>
    </style:style>
    <style:style style:name="co21" style:family="table-column">
      <style:table-column-properties fo:break-before="auto" style:column-width="22.86mm"/>
    </style:style>
    <style:style style:name="co22" style:family="table-column">
      <style:table-column-properties fo:break-before="auto" style:column-width="22.1mm"/>
    </style:style>
    <style:style style:name="co23" style:family="table-column">
      <style:table-column-properties fo:break-before="auto" style:column-width="34.17mm"/>
    </style:style>
    <style:style style:name="co24" style:family="table-column">
      <style:table-column-properties fo:break-before="auto" style:column-width="16.58mm"/>
    </style:style>
    <style:style style:name="co25" style:family="table-column">
      <style:table-column-properties fo:break-before="auto" style:column-width="26.63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31.41mm"/>
    </style:style>
    <style:style style:name="co28" style:family="table-column">
      <style:table-column-properties fo:break-before="auto" style:column-width="30.41mm"/>
    </style:style>
    <style:style style:name="co29" style:family="table-column">
      <style:table-column-properties fo:break-before="auto" style:column-width="21.61mm"/>
    </style:style>
    <style:style style:name="co30" style:family="table-column">
      <style:table-column-properties fo:break-before="auto" style:column-width="24.38mm"/>
    </style:style>
    <style:style style:name="co31" style:family="table-column">
      <style:table-column-properties fo:break-before="auto" style:column-width="30.9mm"/>
    </style:style>
    <style:style style:name="co32" style:family="table-column">
      <style:table-column-properties fo:break-before="auto" style:column-width="29.65mm"/>
    </style:style>
    <style:style style:name="co33" style:family="table-column">
      <style:table-column-properties fo:break-before="auto" style:column-width="24.62mm"/>
    </style:style>
    <style:style style:name="co34" style:family="table-column">
      <style:table-column-properties fo:break-before="auto" style:column-width="20.6mm"/>
    </style:style>
    <style:style style:name="co35" style:family="table-column">
      <style:table-column-properties fo:break-before="auto" style:column-width="30.66mm"/>
    </style:style>
    <style:style style:name="co36" style:family="table-column">
      <style:table-column-properties fo:break-before="auto" style:column-width="24.11mm"/>
    </style:style>
    <style:style style:name="co37" style:family="table-column">
      <style:table-column-properties fo:break-before="auto" style:column-width="33.16mm"/>
    </style:style>
    <style:style style:name="co38" style:family="table-column">
      <style:table-column-properties fo:break-before="auto" style:column-width="32.16mm"/>
    </style:style>
    <style:style style:name="co39" style:family="table-column">
      <style:table-column-properties fo:break-before="auto" style:column-width="32.67mm"/>
    </style:style>
    <style:style style:name="co40" style:family="table-column">
      <style:table-column-properties fo:break-before="auto" style:column-width="40.96mm"/>
    </style:style>
    <style:style style:name="co41" style:family="table-column">
      <style:table-column-properties fo:break-before="auto" style:column-width="13.81mm"/>
    </style:style>
    <style:style style:name="co42" style:family="table-column">
      <style:table-column-properties fo:break-before="auto" style:column-width="28.65mm"/>
    </style:style>
    <style:style style:name="co43" style:family="table-column">
      <style:table-column-properties fo:break-before="auto" style:column-width="28.89mm"/>
    </style:style>
    <style:style style:name="co44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Tahoma" style:font-name-complex="Lohit Devanagari"/>
    </style:style>
    <style:style style:name="ce2" style:family="table-cell" style:parent-style-name="Default" style:data-style-name="N61">
      <style:text-properties style:font-name="Liberation Sans" style:font-name-asian="Tahoma" style:font-name-complex="Lohit Devanagari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5" table:default-cell-style-name="ce1"/>
        <table:table-column table:style-name="co5" table:default-cell-style-name="ce1"/>
        <table:table-column table:style-name="co21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21" table:default-cell-style-name="ce1"/>
        <table:table-column table:style-name="co31" table:default-cell-style-name="ce1"/>
        <table:table-column table:style-name="co32" table:default-cell-style-name="ce1"/>
        <table:table-column table:style-name="co16" table:default-cell-style-name="ce1"/>
        <table:table-column table:style-name="co1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2"/>
        <table:table-column table:style-name="co28" table:default-cell-style-name="ce2"/>
        <table:table-column table:style-name="co31" table:default-cell-style-name="ce2"/>
        <table:table-column table:style-name="co36" table:default-cell-style-name="ce1"/>
        <table:table-column table:style-name="co33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42" table:default-cell-style-name="ce2"/>
        <table:table-column table:style-name="co43" table:default-cell-style-name="ce2"/>
        <table:table-column table:style-name="co44" table:number-columns-repeated="96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MAGE</text:p>
          </table:table-cell>
          <table:table-cell table:style-name="ce1" office:value-type="string" calcext:value-type="string">
            <text:p>X_IMAGE</text:p>
          </table:table-cell>
          <table:table-cell office:value-type="string" calcext:value-type="string">
            <text:p>Y_IMAGE</text:p>
          </table:table-cell>
          <table:table-cell office:value-type="string" calcext:value-type="string">
            <text:p>X2_IMAGE</text:p>
          </table:table-cell>
          <table:table-cell office:value-type="string" calcext:value-type="string">
            <text:p>Y2_IMAGE</text:p>
          </table:table-cell>
          <table:table-cell office:value-type="string" calcext:value-type="string">
            <text:p>XY_IMAGE</text:p>
          </table:table-cell>
          <table:table-cell office:value-type="string" calcext:value-type="string">
            <text:p>ISOAREA_IMAGE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LUX_MAX</text:p>
          </table:table-cell>
          <table:table-cell office:value-type="string" calcext:value-type="string">
            <text:p>A_IMAGE</text:p>
          </table:table-cell>
          <table:table-cell office:value-type="string" calcext:value-type="string">
            <text:p>B_IMAGE</text:p>
          </table:table-cell>
          <table:table-cell office:value-type="string" calcext:value-type="string">
            <text:p>THETA_IMAGE</text:p>
          </table:table-cell>
          <table:table-cell office:value-type="string" calcext:value-type="string">
            <text:p>ERRA_IMAGE</text:p>
          </table:table-cell>
          <table:table-cell office:value-type="string" calcext:value-type="string">
            <text:p>ERRB_IMAGE</text:p>
          </table:table-cell>
          <table:table-cell office:value-type="string" calcext:value-type="string">
            <text:p>FLUX_ISO</text:p>
          </table:table-cell>
          <table:table-cell office:value-type="string" calcext:value-type="string">
            <text:p>FLUXERR_ISO</text:p>
          </table:table-cell>
          <table:table-cell office:value-type="string" calcext:value-type="string">
            <text:p>MAG_ISO</text:p>
          </table:table-cell>
          <table:table-cell office:value-type="string" calcext:value-type="string">
            <text:p>MAGERR_ISO</text:p>
          </table:table-cell>
          <table:table-cell office:value-type="string" calcext:value-type="string">
            <text:p>FLUX_APER</text:p>
          </table:table-cell>
          <table:table-cell office:value-type="string" calcext:value-type="string">
            <text:p>FLUXERR_APER</text:p>
          </table:table-cell>
          <table:table-cell office:value-type="string" calcext:value-type="string">
            <text:p>MAG_APER</text:p>
          </table:table-cell>
          <table:table-cell office:value-type="string" calcext:value-type="string">
            <text:p>MAGERR_APER</text:p>
          </table:table-cell>
          <table:table-cell office:value-type="string" calcext:value-type="string">
            <text:p>ALPHA_SKY</text:p>
          </table:table-cell>
          <table:table-cell office:value-type="string" calcext:value-type="string">
            <text:p>DELTA_SKY</text:p>
          </table:table-cell>
          <table:table-cell office:value-type="string" calcext:value-type="string">
            <text:p>ERRTHETA_IMAGE</text:p>
          </table:table-cell>
          <table:table-cell office:value-type="string" calcext:value-type="string">
            <text:p>MU_MAX</text:p>
          </table:table-cell>
          <table:table-cell office:value-type="string" calcext:value-type="string">
            <text:p>FWHM_IMAGE</text:p>
          </table:table-cell>
          <table:table-cell office:value-type="string" calcext:value-type="string">
            <text:p>FLUX_RADIUS</text:p>
          </table:table-cell>
          <table:table-cell office:value-type="string" calcext:value-type="string">
            <text:p>ELONGATION</text:p>
          </table:table-cell>
          <table:table-cell office:value-type="string" calcext:value-type="string">
            <text:p>ELLIPTICITY</text:p>
          </table:table-cell>
          <table:table-cell office:value-type="string" calcext:value-type="string">
            <text:p>CXX_IMAGE</text:p>
          </table:table-cell>
          <table:table-cell office:value-type="string" calcext:value-type="string">
            <text:p>CXY_IMAGE</text:p>
          </table:table-cell>
          <table:table-cell office:value-type="string" calcext:value-type="string">
            <text:p>CYY_IMAGE</text:p>
          </table:table-cell>
          <table:table-cell office:value-type="string" calcext:value-type="string">
            <text:p>ERRCXX_IMAGE </text:p>
          </table:table-cell>
          <table:table-cell office:value-type="string" calcext:value-type="string">
            <text:p>ERRCXY_IMAGE</text:p>
          </table:table-cell>
          <table:table-cell office:value-type="string" calcext:value-type="string">
            <text:p>ERRCYY_IMAGE</text:p>
          </table:table-cell>
          <table:table-cell office:value-type="string" calcext:value-type="string">
            <text:p>MAG_AUTO</text:p>
          </table:table-cell>
          <table:table-cell office:value-type="string" calcext:value-type="string">
            <text:p>XWIN_IMAGE</text:p>
          </table:table-cell>
          <table:table-cell office:value-type="string" calcext:value-type="string">
            <text:p>YWIN_IMAGE</text:p>
          </table:table-cell>
          <table:table-cell office:value-type="string" calcext:value-type="string">
            <text:p>FLUX_AUTO</text:p>
          </table:table-cell>
          <table:table-cell office:value-type="string" calcext:value-type="string">
            <text:p>FLUXERR_AUTO</text:p>
          </table:table-cell>
          <table:table-cell office:value-type="string" calcext:value-type="string">
            <text:p>MAGERR_AUTO</text:p>
          </table:table-cell>
          <table:table-cell office:value-type="string" calcext:value-type="string">
            <text:p>SNR_WIN</text:p>
          </table:table-cell>
          <table:table-cell office:value-type="string" calcext:value-type="string">
            <text:p>ALPHA_J2000</text:p>
          </table:table-cell>
          <table:table-cell office:value-type="string" calcext:value-type="string">
            <text:p>DELTA_J2000</text:p>
          </table:table-cell>
          <table:table-cell office:value-type="string" calcext:value-type="string">
            <text:p>X_WORLD</text:p>
          </table:table-cell>
          <table:table-cell office:value-type="string" calcext:value-type="string">
            <text:p>Y_WORLD</text:p>
          </table:table-cell>
          <table:table-cell table:style-name="ce1" office:value-type="string" calcext:value-type="string">
            <text:p>ERRX2_WORLD</text:p>
          </table:table-cell>
          <table:table-cell table:style-name="ce1" office:value-type="string" calcext:value-type="string">
            <text:p>ERRY2_WORLD</text:p>
          </table:table-cell>
          <table:table-cell table:style-name="ce1" office:value-type="string" calcext:value-type="string">
            <text:p>ERRXY_WORLD</text:p>
          </table:table-cell>
          <table:table-cell office:value-type="string" calcext:value-type="string">
            <text:p>AWIN_IMAGE</text:p>
          </table:table-cell>
          <table:table-cell office:value-type="string" calcext:value-type="string">
            <text:p>BWIN_IMAGE</text:p>
          </table:table-cell>
          <table:table-cell office:value-type="string" calcext:value-type="string">
            <text:p>THETAWIN_IMAGE</text:p>
          </table:table-cell>
          <table:table-cell office:value-type="string" calcext:value-type="string">
            <text:p>ERRAWIN_IMAGE</text:p>
          </table:table-cell>
          <table:table-cell office:value-type="string" calcext:value-type="string">
            <text:p>ERRBWIN_IMAGE</text:p>
          </table:table-cell>
          <table:table-cell office:value-type="string" calcext:value-type="string">
            <text:p>ERRTHETAWIN_IMAG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WHM_WORLD</text:p>
          </table:table-cell>
          <table:table-cell table:style-name="ce1" office:value-type="string" calcext:value-type="string">
            <text:p>ERRA_WORLD</text:p>
          </table:table-cell>
          <table:table-cell table:style-name="ce1" office:value-type="string" calcext:value-type="string">
            <text:p>ERRB_WORLD</text:p>
          </table:table-cell>
          <table:table-cell table:number-columns-repeated="96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x1y1d1</text:p>
          </table:table-cell>
          <table:table-cell office:value-type="float" office:value="790.87543" calcext:value-type="float">
            <text:p>790.87543</text:p>
          </table:table-cell>
          <table:table-cell table:style-name="Default" office:value-type="float" office:value="2180.9307" calcext:value-type="float">
            <text:p>2180.9307</text:p>
          </table:table-cell>
          <table:table-cell office:value-type="float" office:value="19.4717899433468" calcext:value-type="float">
            <text:p>19.4717899433</text:p>
          </table:table-cell>
          <table:table-cell office:value-type="float" office:value="2.75491759110099" calcext:value-type="float">
            <text:p>2.7549175911</text:p>
          </table:table-cell>
          <table:table-cell table:style-name="Default" office:value-type="float" office:value="5.30120271060791" calcext:value-type="float">
            <text:p>5.301202710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24.52893" calcext:value-type="float">
            <text:p>524.52893</text:p>
          </table:table-cell>
          <table:table-cell table:style-name="Default" office:value-type="float" office:value="4.3603587" calcext:value-type="float">
            <text:p>4.3603587</text:p>
          </table:table-cell>
          <table:table-cell office:value-type="float" office:value="700.47888" calcext:value-type="float">
            <text:p>700.47888</text:p>
          </table:table-cell>
          <table:table-cell office:value-type="float" office:value="4.5837913" calcext:value-type="float">
            <text:p>4.5837913</text:p>
          </table:table-cell>
          <table:table-cell office:value-type="float" office:value="1.102527" calcext:value-type="float">
            <text:p>1.102527</text:p>
          </table:table-cell>
          <table:table-cell table:style-name="Default" office:value-type="float" office:value="16.192125" calcext:value-type="float">
            <text:p>16.192125</text:p>
          </table:table-cell>
          <table:table-cell office:value-type="float" office:value="0.027037429" calcext:value-type="float">
            <text:p>0.027037429</text:p>
          </table:table-cell>
          <table:table-cell office:value-type="float" office:value="0.0081935367" calcext:value-type="float">
            <text:p>0.0081935367</text:p>
          </table:table-cell>
          <table:table-cell office:value-type="float" office:value="13517.034" calcext:value-type="float">
            <text:p>13517.034</text:p>
          </table:table-cell>
          <table:table-cell office:value-type="float" office:value="76.294464" calcext:value-type="float">
            <text:p>76.294464</text:p>
          </table:table-cell>
          <table:table-cell office:value-type="float" office:value="15.252796" calcext:value-type="float">
            <text:p>15.252796</text:p>
          </table:table-cell>
          <table:table-cell office:value-type="float" office:value="0.0061297314" calcext:value-type="float">
            <text:p>0.0061297314</text:p>
          </table:table-cell>
          <table:table-cell office:value-type="float" office:value="6879.498" calcext:value-type="float">
            <text:p>6879.498</text:p>
          </table:table-cell>
          <table:table-cell office:value-type="float" office:value="52.392529" calcext:value-type="float">
            <text:p>52.392529</text:p>
          </table:table-cell>
          <table:table-cell office:value-type="float" office:value="15.986108" calcext:value-type="float">
            <text:p>15.986108</text:p>
          </table:table-cell>
          <table:table-cell office:value-type="float" office:value="0.0082707033" calcext:value-type="float">
            <text:p>0.0082707033</text:p>
          </table:table-cell>
          <table:table-cell office:value-type="float" office:value="99.8898809699613" calcext:value-type="float">
            <text:p>99.88988097</text:p>
          </table:table-cell>
          <table:table-cell office:value-type="float" office:value="0.165562357959533" calcext:value-type="float">
            <text:p>0.165562358</text:p>
          </table:table-cell>
          <table:table-cell office:value-type="float" office:value="15.820474" calcext:value-type="float">
            <text:p>15.820474</text:p>
          </table:table-cell>
          <table:table-cell office:value-type="float" office:value="13.466513" calcext:value-type="float">
            <text:p>13.466513</text:p>
          </table:table-cell>
          <table:table-cell office:value-type="float" office:value="13.477911" calcext:value-type="float">
            <text:p>13.477911</text:p>
          </table:table-cell>
          <table:table-cell office:value-type="float" office:value="3.9420009" calcext:value-type="float">
            <text:p>3.9420009</text:p>
          </table:table-cell>
          <table:table-cell office:value-type="float" office:value="4.1575317" calcext:value-type="float">
            <text:p>4.1575317</text:p>
          </table:table-cell>
          <table:table-cell office:value-type="float" office:value="0.75947267" calcext:value-type="float">
            <text:p>0.75947267</text:p>
          </table:table-cell>
          <table:table-cell office:value-type="float" office:value="0.10786498" calcext:value-type="float">
            <text:p>0.10786498</text:p>
          </table:table-cell>
          <table:table-cell office:value-type="float" office:value="-0.41512248" calcext:value-type="float">
            <text:p>-0.41512248</text:p>
          </table:table-cell>
          <table:table-cell office:value-type="float" office:value="0.76239097" calcext:value-type="float">
            <text:p>0.76239097</text:p>
          </table:table-cell>
          <table:table-cell office:value-type="float" office:value="2373.3723" calcext:value-type="float">
            <text:p>2373.3723</text:p>
          </table:table-cell>
          <table:table-cell office:value-type="float" office:value="-7096.5171" calcext:value-type="float">
            <text:p>-7096.5171</text:p>
          </table:table-cell>
          <table:table-cell office:value-type="float" office:value="13890.146" calcext:value-type="float">
            <text:p>13890.146</text:p>
          </table:table-cell>
          <table:table-cell office:value-type="float" office:value="15.251609" calcext:value-type="float">
            <text:p>15.251609</text:p>
          </table:table-cell>
          <table:table-cell office:value-type="float" office:value="790.839177436081" calcext:value-type="float">
            <text:p>790.8391774361</text:p>
          </table:table-cell>
          <table:table-cell office:value-type="float" office:value="2180.91652975725" calcext:value-type="float">
            <text:p>2180.9165297573</text:p>
          </table:table-cell>
          <table:table-cell office:value-type="float" office:value="13531.825" calcext:value-type="float">
            <text:p>13531.825</text:p>
          </table:table-cell>
          <table:table-cell office:value-type="float" office:value="79.800323" calcext:value-type="float">
            <text:p>79.800323</text:p>
          </table:table-cell>
          <table:table-cell office:value-type="float" office:value="0.0064043947" calcext:value-type="float">
            <text:p>0.0064043947</text:p>
          </table:table-cell>
          <table:table-cell office:value-type="float" office:value="158.52293" calcext:value-type="float">
            <text:p>158.52293</text:p>
          </table:table-cell>
          <table:table-cell office:value-type="float" office:value="99.8898809699613" calcext:value-type="float">
            <text:p>99.88988097</text:p>
          </table:table-cell>
          <table:table-cell office:value-type="float" office:value="0.165562357959533" calcext:value-type="float">
            <text:p>0.165562358</text:p>
          </table:table-cell>
          <table:table-cell office:value-type="float" office:value="99.8898809699613" calcext:value-type="float">
            <text:p>99.88988097</text:p>
          </table:table-cell>
          <table:table-cell office:value-type="float" office:value="0.165562357959533" calcext:value-type="float">
            <text:p>0.165562358</text:p>
          </table:table-cell>
          <table:table-cell office:value-type="float" office:value="0.000000000000525987294725398" calcext:value-type="float">
            <text:p>5.26E-13</text:p>
          </table:table-cell>
          <table:table-cell office:value-type="float" office:value="0.0000000000000898740819793042" calcext:value-type="float">
            <text:p>8.99E-14</text:p>
          </table:table-cell>
          <table:table-cell office:value-type="float" office:value="-0.000000000000134364401965481" calcext:value-type="float">
            <text:p>-1.34E-13</text:p>
          </table:table-cell>
          <table:table-cell office:value-type="float" office:value="3.1100485" calcext:value-type="float">
            <text:p>3.1100485</text:p>
          </table:table-cell>
          <table:table-cell office:value-type="float" office:value="0.75071943" calcext:value-type="float">
            <text:p>0.75071943</text:p>
          </table:table-cell>
          <table:table-cell office:value-type="float" office:value="16.114008" calcext:value-type="float">
            <text:p>16.114008</text:p>
          </table:table-cell>
          <table:table-cell office:value-type="float" office:value="0.029839573" calcext:value-type="float">
            <text:p>0.029839573</text:p>
          </table:table-cell>
          <table:table-cell office:value-type="float" office:value="0.015276928" calcext:value-type="float">
            <text:p>0.015276928</text:p>
          </table:table-cell>
          <table:table-cell office:value-type="float" office:value="16.036247" calcext:value-type="float">
            <text:p>16.036247</text:p>
          </table:table-cell>
          <table:table-cell office:value-type="float" office:value="0" calcext:value-type="float">
            <text:p>0</text:p>
          </table:table-cell>
          <table:table-cell office:value-type="float" office:value="0.00037438644" calcext:value-type="float">
            <text:p>0.0003743864</text:p>
          </table:table-cell>
          <table:table-cell office:value-type="float" office:value="0.00000075103958" calcext:value-type="float">
            <text:p>7.51E-07</text:p>
          </table:table-cell>
          <table:table-cell office:value-type="float" office:value="0.00000022759808" calcext:value-type="float">
            <text:p>2.28E-07</text:p>
          </table:table-cell>
          <table:table-cell table:number-columns-repeated="962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x1y1d2</text:p>
          </table:table-cell>
          <table:table-cell table:style-name="ce1" office:value-type="float" office:value="317.92117" calcext:value-type="float">
            <text:p>317.92117</text:p>
          </table:table-cell>
          <table:table-cell office:value-type="float" office:value="1188.9835" calcext:value-type="float">
            <text:p>1188.9835</text:p>
          </table:table-cell>
          <table:table-cell office:value-type="float" office:value="19.5753758782968" calcext:value-type="float">
            <text:p>19.5753758783</text:p>
          </table:table-cell>
          <table:table-cell office:value-type="float" office:value="2.73395183092594" calcext:value-type="float">
            <text:p>2.7339518309</text:p>
          </table:table-cell>
          <table:table-cell office:value-type="float" office:value="5.42147877271831" calcext:value-type="float">
            <text:p>5.4214787727</text:p>
          </table:table-cell>
          <table:table-cell office:value-type="float" office:value="109" calcext:value-type="float">
            <text:p>109</text:p>
          </table:table-cell>
          <table:table-cell office:value-type="float" office:value="524.62543" calcext:value-type="float">
            <text:p>524.62543</text:p>
          </table:table-cell>
          <table:table-cell office:value-type="float" office:value="4.3607583" calcext:value-type="float">
            <text:p>4.3607583</text:p>
          </table:table-cell>
          <table:table-cell office:value-type="float" office:value="697.37384" calcext:value-type="float">
            <text:p>697.37384</text:p>
          </table:table-cell>
          <table:table-cell office:value-type="float" office:value="4.6010537" calcext:value-type="float">
            <text:p>4.6010537</text:p>
          </table:table-cell>
          <table:table-cell office:value-type="float" office:value="1.0675365" calcext:value-type="float">
            <text:p>1.0675365</text:p>
          </table:table-cell>
          <table:table-cell office:value-type="float" office:value="16.387257" calcext:value-type="float">
            <text:p>16.387257</text:p>
          </table:table-cell>
          <table:table-cell office:value-type="float" office:value="0.02710608" calcext:value-type="float">
            <text:p>0.02710608</text:p>
          </table:table-cell>
          <table:table-cell office:value-type="float" office:value="0.007475697" calcext:value-type="float">
            <text:p>0.007475697</text:p>
          </table:table-cell>
          <table:table-cell office:value-type="float" office:value="13459.209" calcext:value-type="float">
            <text:p>13459.209</text:p>
          </table:table-cell>
          <table:table-cell office:value-type="float" office:value="75.761826" calcext:value-type="float">
            <text:p>75.761826</text:p>
          </table:table-cell>
          <table:table-cell office:value-type="float" office:value="15.257451" calcext:value-type="float">
            <text:p>15.257451</text:p>
          </table:table-cell>
          <table:table-cell office:value-type="float" office:value="0.0061130892" calcext:value-type="float">
            <text:p>0.0061130892</text:p>
          </table:table-cell>
          <table:table-cell office:value-type="float" office:value="6818.1592" calcext:value-type="float">
            <text:p>6818.1592</text:p>
          </table:table-cell>
          <table:table-cell office:value-type="float" office:value="52.180286" calcext:value-type="float">
            <text:p>52.180286</text:p>
          </table:table-cell>
          <table:table-cell office:value-type="float" office:value="15.995832" calcext:value-type="float">
            <text:p>15.995832</text:p>
          </table:table-cell>
          <table:table-cell office:value-type="float" office:value="0.0083113043" calcext:value-type="float">
            <text:p>0.0083113043</text:p>
          </table:table-cell>
          <table:table-cell office:value-type="float" office:value="99.8891298200608" calcext:value-type="float">
            <text:p>99.8891298201</text:p>
          </table:table-cell>
          <table:table-cell office:value-type="float" office:value="0.165785716042355" calcext:value-type="float">
            <text:p>0.165785716</text:p>
          </table:table-cell>
          <table:table-cell office:value-type="float" office:value="16.415991" calcext:value-type="float">
            <text:p>16.415991</text:p>
          </table:table-cell>
          <table:table-cell office:value-type="float" office:value="13.471335" calcext:value-type="float">
            <text:p>13.471335</text:p>
          </table:table-cell>
          <table:table-cell office:value-type="float" office:value="13.286736" calcext:value-type="float">
            <text:p>13.286736</text:p>
          </table:table-cell>
          <table:table-cell office:value-type="float" office:value="3.9663241" calcext:value-type="float">
            <text:p>3.9663241</text:p>
          </table:table-cell>
          <table:table-cell office:value-type="float" office:value="4.3099732" calcext:value-type="float">
            <text:p>4.3099732</text:p>
          </table:table-cell>
          <table:table-cell office:value-type="float" office:value="0.76797998" calcext:value-type="float">
            <text:p>0.76797998</text:p>
          </table:table-cell>
          <table:table-cell office:value-type="float" office:value="0.11332113" calcext:value-type="float">
            <text:p>0.11332113</text:p>
          </table:table-cell>
          <table:table-cell office:value-type="float" office:value="-0.44943592" calcext:value-type="float">
            <text:p>-0.44943592</text:p>
          </table:table-cell>
          <table:table-cell office:value-type="float" office:value="0.81139094" calcext:value-type="float">
            <text:p>0.81139094</text:p>
          </table:table-cell>
          <table:table-cell office:value-type="float" office:value="2681.4456" calcext:value-type="float">
            <text:p>2681.4456</text:p>
          </table:table-cell>
          <table:table-cell office:value-type="float" office:value="-8963.5615" calcext:value-type="float">
            <text:p>-8963.5615</text:p>
          </table:table-cell>
          <table:table-cell office:value-type="float" office:value="16573.135" calcext:value-type="float">
            <text:p>16573.135</text:p>
          </table:table-cell>
          <table:table-cell office:value-type="float" office:value="15.256106" calcext:value-type="float">
            <text:p>15.256106</text:p>
          </table:table-cell>
          <table:table-cell office:value-type="float" office:value="317.96245313703" calcext:value-type="float">
            <text:p>317.962453137</text:p>
          </table:table-cell>
          <table:table-cell office:value-type="float" office:value="1188.99819693685" calcext:value-type="float">
            <text:p>1188.9981969369</text:p>
          </table:table-cell>
          <table:table-cell office:value-type="float" office:value="13475.89" calcext:value-type="float">
            <text:p>13475.89</text:p>
          </table:table-cell>
          <table:table-cell office:value-type="float" office:value="79.361481" calcext:value-type="float">
            <text:p>79.361481</text:p>
          </table:table-cell>
          <table:table-cell office:value-type="float" office:value="0.0063956124" calcext:value-type="float">
            <text:p>0.0063956124</text:p>
          </table:table-cell>
          <table:table-cell office:value-type="float" office:value="157.97504" calcext:value-type="float">
            <text:p>157.97504</text:p>
          </table:table-cell>
          <table:table-cell office:value-type="float" office:value="99.8891298200608" calcext:value-type="float">
            <text:p>99.8891298201</text:p>
          </table:table-cell>
          <table:table-cell office:value-type="float" office:value="0.165785716042355" calcext:value-type="float">
            <text:p>0.165785716</text:p>
          </table:table-cell>
          <table:table-cell office:value-type="float" office:value="99.8891298200608" calcext:value-type="float">
            <text:p>99.8891298201</text:p>
          </table:table-cell>
          <table:table-cell office:value-type="float" office:value="0.165785716042355" calcext:value-type="float">
            <text:p>0.165785716</text:p>
          </table:table-cell>
          <table:table-cell office:value-type="float" office:value="0.000000000000525093054695056" calcext:value-type="float">
            <text:p>5.25E-13</text:p>
          </table:table-cell>
          <table:table-cell office:value-type="float" office:value="0.0000000000000849574534121263" calcext:value-type="float">
            <text:p>8.50E-14</text:p>
          </table:table-cell>
          <table:table-cell office:value-type="float" office:value="-0.000000000000141998498504353" calcext:value-type="float">
            <text:p>-1.42E-13</text:p>
          </table:table-cell>
          <table:table-cell office:value-type="float" office:value="3.1250582" calcext:value-type="float">
            <text:p>3.1250582</text:p>
          </table:table-cell>
          <table:table-cell office:value-type="float" office:value="0.71170115" calcext:value-type="float">
            <text:p>0.71170115</text:p>
          </table:table-cell>
          <table:table-cell office:value-type="float" office:value="16.374344" calcext:value-type="float">
            <text:p>16.374344</text:p>
          </table:table-cell>
          <table:table-cell office:value-type="float" office:value="0.030080838" calcext:value-type="float">
            <text:p>0.030080838</text:p>
          </table:table-cell>
          <table:table-cell office:value-type="float" office:value="0.015297559" calcext:value-type="float">
            <text:p>0.015297559</text:p>
          </table:table-cell>
          <table:table-cell office:value-type="float" office:value="16.356752" calcext:value-type="float">
            <text:p>16.356752</text:p>
          </table:table-cell>
          <table:table-cell office:value-type="float" office:value="0" calcext:value-type="float">
            <text:p>0</text:p>
          </table:table-cell>
          <table:table-cell office:value-type="float" office:value="0.00036907601" calcext:value-type="float">
            <text:p>0.000369076</text:p>
          </table:table-cell>
          <table:table-cell office:value-type="float" office:value="0.00000075294668" calcext:value-type="float">
            <text:p>7.53E-07</text:p>
          </table:table-cell>
          <table:table-cell office:value-type="float" office:value="0.00000020765793" calcext:value-type="float">
            <text:p>2.08E-07</text:p>
          </table:table-cell>
          <table:table-cell table:number-columns-repeated="962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x1y1d3</text:p>
          </table:table-cell>
          <table:table-cell table:style-name="ce1" office:value-type="float" office:value="344.90588" calcext:value-type="float">
            <text:p>344.90588</text:p>
          </table:table-cell>
          <table:table-cell office:value-type="float" office:value="197.05708" calcext:value-type="float">
            <text:p>197.05708</text:p>
          </table:table-cell>
          <table:table-cell office:value-type="float" office:value="19.6374682143177" calcext:value-type="float">
            <text:p>19.6374682143</text:p>
          </table:table-cell>
          <table:table-cell office:value-type="float" office:value="2.76257109540176" calcext:value-type="float">
            <text:p>2.7625710954</text:p>
          </table:table-cell>
          <table:table-cell office:value-type="float" office:value="5.43798771691228" calcext:value-type="float">
            <text:p>5.4379877169</text:p>
          </table:table-cell>
          <table:table-cell office:value-type="float" office:value="107" calcext:value-type="float">
            <text:p>107</text:p>
          </table:table-cell>
          <table:table-cell office:value-type="float" office:value="524.61102" calcext:value-type="float">
            <text:p>524.61102</text:p>
          </table:table-cell>
          <table:table-cell office:value-type="float" office:value="4.3620687" calcext:value-type="float">
            <text:p>4.3620687</text:p>
          </table:table-cell>
          <table:table-cell office:value-type="float" office:value="672.38226" calcext:value-type="float">
            <text:p>672.38226</text:p>
          </table:table-cell>
          <table:table-cell office:value-type="float" office:value="4.6084771" calcext:value-type="float">
            <text:p>4.6084771</text:p>
          </table:table-cell>
          <table:table-cell office:value-type="float" office:value="1.0779516" calcext:value-type="float">
            <text:p>1.0779516</text:p>
          </table:table-cell>
          <table:table-cell office:value-type="float" office:value="16.401014" calcext:value-type="float">
            <text:p>16.401014</text:p>
          </table:table-cell>
          <table:table-cell office:value-type="float" office:value="0.027547263" calcext:value-type="float">
            <text:p>0.027547263</text:p>
          </table:table-cell>
          <table:table-cell office:value-type="float" office:value="0.0077868025" calcext:value-type="float">
            <text:p>0.0077868025</text:p>
          </table:table-cell>
          <table:table-cell office:value-type="float" office:value="13370.408" calcext:value-type="float">
            <text:p>13370.408</text:p>
          </table:table-cell>
          <table:table-cell office:value-type="float" office:value="75.716118" calcext:value-type="float">
            <text:p>75.716118</text:p>
          </table:table-cell>
          <table:table-cell office:value-type="float" office:value="15.264638" calcext:value-type="float">
            <text:p>15.264638</text:p>
          </table:table-cell>
          <table:table-cell office:value-type="float" office:value="0.006149977" calcext:value-type="float">
            <text:p>0.006149977</text:p>
          </table:table-cell>
          <table:table-cell office:value-type="float" office:value="6797.5396" calcext:value-type="float">
            <text:p>6797.5396</text:p>
          </table:table-cell>
          <table:table-cell office:value-type="float" office:value="52.135555" calcext:value-type="float">
            <text:p>52.135555</text:p>
          </table:table-cell>
          <table:table-cell office:value-type="float" office:value="15.999121" calcext:value-type="float">
            <text:p>15.999121</text:p>
          </table:table-cell>
          <table:table-cell office:value-type="float" office:value="0.0083293682" calcext:value-type="float">
            <text:p>0.0083293682</text:p>
          </table:table-cell>
          <table:table-cell office:value-type="float" office:value="99.8883802410488" calcext:value-type="float">
            <text:p>99.888380241</text:p>
          </table:table-cell>
          <table:table-cell office:value-type="float" office:value="0.166009649851011" calcext:value-type="float">
            <text:p>0.1660096499</text:p>
          </table:table-cell>
          <table:table-cell office:value-type="float" office:value="16.469957" calcext:value-type="float">
            <text:p>16.469957</text:p>
          </table:table-cell>
          <table:table-cell office:value-type="float" office:value="13.51096" calcext:value-type="float">
            <text:p>13.51096</text:p>
          </table:table-cell>
          <table:table-cell office:value-type="float" office:value="13.36237" calcext:value-type="float">
            <text:p>13.36237</text:p>
          </table:table-cell>
          <table:table-cell office:value-type="float" office:value="3.9715447" calcext:value-type="float">
            <text:p>3.9715447</text:p>
          </table:table-cell>
          <table:table-cell office:value-type="float" office:value="4.2752175" calcext:value-type="float">
            <text:p>4.2752175</text:p>
          </table:table-cell>
          <table:table-cell office:value-type="float" office:value="0.76609373" calcext:value-type="float">
            <text:p>0.76609373</text:p>
          </table:table-cell>
          <table:table-cell office:value-type="float" office:value="0.11194382" calcext:value-type="float">
            <text:p>0.11194382</text:p>
          </table:table-cell>
          <table:table-cell office:value-type="float" office:value="-0.440712" calcext:value-type="float">
            <text:p>-0.440712</text:p>
          </table:table-cell>
          <table:table-cell office:value-type="float" office:value="0.7957418" calcext:value-type="float">
            <text:p>0.7957418</text:p>
          </table:table-cell>
          <table:table-cell office:value-type="float" office:value="2537.5002" calcext:value-type="float">
            <text:p>2537.5002</text:p>
          </table:table-cell>
          <table:table-cell office:value-type="float" office:value="-8251.2949" calcext:value-type="float">
            <text:p>-8251.2949</text:p>
          </table:table-cell>
          <table:table-cell office:value-type="float" office:value="15272.598" calcext:value-type="float">
            <text:p>15272.598</text:p>
          </table:table-cell>
          <table:table-cell office:value-type="float" office:value="15.258535" calcext:value-type="float">
            <text:p>15.258535</text:p>
          </table:table-cell>
          <table:table-cell office:value-type="float" office:value="344.786012060827" calcext:value-type="float">
            <text:p>344.7860120608</text:p>
          </table:table-cell>
          <table:table-cell office:value-type="float" office:value="197.02056549437" calcext:value-type="float">
            <text:p>197.0205654944</text:p>
          </table:table-cell>
          <table:table-cell office:value-type="float" office:value="13445.778" calcext:value-type="float">
            <text:p>13445.778</text:p>
          </table:table-cell>
          <table:table-cell office:value-type="float" office:value="79.570511" calcext:value-type="float">
            <text:p>79.570511</text:p>
          </table:table-cell>
          <table:table-cell office:value-type="float" office:value="0.0064268182" calcext:value-type="float">
            <text:p>0.0064268182</text:p>
          </table:table-cell>
          <table:table-cell office:value-type="float" office:value="157.86282" calcext:value-type="float">
            <text:p>157.86282</text:p>
          </table:table-cell>
          <table:table-cell office:value-type="float" office:value="99.8883802410488" calcext:value-type="float">
            <text:p>99.888380241</text:p>
          </table:table-cell>
          <table:table-cell office:value-type="float" office:value="0.166009649851011" calcext:value-type="float">
            <text:p>0.1660096499</text:p>
          </table:table-cell>
          <table:table-cell office:value-type="float" office:value="99.8883802410488" calcext:value-type="float">
            <text:p>99.888380241</text:p>
          </table:table-cell>
          <table:table-cell office:value-type="float" office:value="0.166009649851011" calcext:value-type="float">
            <text:p>0.1660096499</text:p>
          </table:table-cell>
          <table:table-cell office:value-type="float" office:value="0.000000000000542229084175928" calcext:value-type="float">
            <text:p>5.42E-13</text:p>
          </table:table-cell>
          <table:table-cell office:value-type="float" office:value="0.0000000000000900900499443262" calcext:value-type="float">
            <text:p>9.01E-14</text:p>
          </table:table-cell>
          <table:table-cell office:value-type="float" office:value="-0.000000000000146474974373952" calcext:value-type="float">
            <text:p>-1.46E-13</text:p>
          </table:table-cell>
          <table:table-cell office:value-type="float" office:value="3.135694" calcext:value-type="float">
            <text:p>3.135694</text:p>
          </table:table-cell>
          <table:table-cell office:value-type="float" office:value="0.74314803" calcext:value-type="float">
            <text:p>0.74314803</text:p>
          </table:table-cell>
          <table:table-cell office:value-type="float" office:value="16.380278" calcext:value-type="float">
            <text:p>16.380278</text:p>
          </table:table-cell>
          <table:table-cell office:value-type="float" office:value="0.03029719" calcext:value-type="float">
            <text:p>0.03029719</text:p>
          </table:table-cell>
          <table:table-cell office:value-type="float" office:value="0.015433543" calcext:value-type="float">
            <text:p>0.015433543</text:p>
          </table:table-cell>
          <table:table-cell office:value-type="float" office:value="16.298128" calcext:value-type="float">
            <text:p>16.298128</text:p>
          </table:table-cell>
          <table:table-cell office:value-type="float" office:value="0" calcext:value-type="float">
            <text:p>0</text:p>
          </table:table-cell>
          <table:table-cell office:value-type="float" office:value="0.00037117695" calcext:value-type="float">
            <text:p>0.000371177</text:p>
          </table:table-cell>
          <table:table-cell office:value-type="float" office:value="0.00000076520166" calcext:value-type="float">
            <text:p>7.65E-07</text:p>
          </table:table-cell>
          <table:table-cell office:value-type="float" office:value="0.00000021629975" calcext:value-type="float">
            <text:p>2.16E-07</text:p>
          </table:table-cell>
          <table:table-cell table:number-columns-repeated="96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x1y0d4</text:p>
          </table:table-cell>
          <table:table-cell table:style-name="ce1" office:value-type="float" office:value="371.90195" calcext:value-type="float">
            <text:p>371.90195</text:p>
          </table:table-cell>
          <table:table-cell office:value-type="float" office:value="4017.1174" calcext:value-type="float">
            <text:p>4017.1174</text:p>
          </table:table-cell>
          <table:table-cell office:value-type="float" office:value="19.8121676311782" calcext:value-type="float">
            <text:p>19.8121676312</text:p>
          </table:table-cell>
          <table:table-cell office:value-type="float" office:value="2.79801003484424" calcext:value-type="float">
            <text:p>2.7980100348</text:p>
          </table:table-cell>
          <table:table-cell office:value-type="float" office:value="5.59171361892288" calcext:value-type="float">
            <text:p>5.5917136189</text:p>
          </table:table-cell>
          <table:table-cell office:value-type="float" office:value="103" calcext:value-type="float">
            <text:p>103</text:p>
          </table:table-cell>
          <table:table-cell office:value-type="float" office:value="524.65875" calcext:value-type="float">
            <text:p>524.65875</text:p>
          </table:table-cell>
          <table:table-cell office:value-type="float" office:value="4.3600097" calcext:value-type="float">
            <text:p>4.3600097</text:p>
          </table:table-cell>
          <table:table-cell office:value-type="float" office:value="705.33618" calcext:value-type="float">
            <text:p>705.33618</text:p>
          </table:table-cell>
          <table:table-cell office:value-type="float" office:value="4.6352291" calcext:value-type="float">
            <text:p>4.6352291</text:p>
          </table:table-cell>
          <table:table-cell office:value-type="float" office:value="1.0605805" calcext:value-type="float">
            <text:p>1.0605805</text:p>
          </table:table-cell>
          <table:table-cell office:value-type="float" office:value="16.658485" calcext:value-type="float">
            <text:p>16.658485</text:p>
          </table:table-cell>
          <table:table-cell office:value-type="float" office:value="0.027839202" calcext:value-type="float">
            <text:p>0.027839202</text:p>
          </table:table-cell>
          <table:table-cell office:value-type="float" office:value="0.0073877084" calcext:value-type="float">
            <text:p>0.0073877084</text:p>
          </table:table-cell>
          <table:table-cell office:value-type="float" office:value="13496.412" calcext:value-type="float">
            <text:p>13496.412</text:p>
          </table:table-cell>
          <table:table-cell office:value-type="float" office:value="75.76902" calcext:value-type="float">
            <text:p>75.76902</text:p>
          </table:table-cell>
          <table:table-cell office:value-type="float" office:value="15.254454" calcext:value-type="float">
            <text:p>15.254454</text:p>
          </table:table-cell>
          <table:table-cell office:value-type="float" office:value="0.0060968171" calcext:value-type="float">
            <text:p>0.0060968171</text:p>
          </table:table-cell>
          <table:table-cell office:value-type="float" office:value="6793.8857" calcext:value-type="float">
            <text:p>6793.8857</text:p>
          </table:table-cell>
          <table:table-cell office:value-type="float" office:value="52.143501" calcext:value-type="float">
            <text:p>52.143501</text:p>
          </table:table-cell>
          <table:table-cell office:value-type="float" office:value="15.999704" calcext:value-type="float">
            <text:p>15.999704</text:p>
          </table:table-cell>
          <table:table-cell office:value-type="float" office:value="0.0083351191" calcext:value-type="float">
            <text:p>0.0083351191</text:p>
          </table:table-cell>
          <table:table-cell office:value-type="float" office:value="99.8876303287145" calcext:value-type="float">
            <text:p>99.8876303287</text:p>
          </table:table-cell>
          <table:table-cell office:value-type="float" office:value="0.166225141576985" calcext:value-type="float">
            <text:p>0.1662251416</text:p>
          </table:table-cell>
          <table:table-cell office:value-type="float" office:value="17.247675" calcext:value-type="float">
            <text:p>17.247675</text:p>
          </table:table-cell>
          <table:table-cell office:value-type="float" office:value="13.459009" calcext:value-type="float">
            <text:p>13.459009</text:p>
          </table:table-cell>
          <table:table-cell office:value-type="float" office:value="13.292487" calcext:value-type="float">
            <text:p>13.292487</text:p>
          </table:table-cell>
          <table:table-cell office:value-type="float" office:value="4.0099716" calcext:value-type="float">
            <text:p>4.0099716</text:p>
          </table:table-cell>
          <table:table-cell office:value-type="float" office:value="4.3704643" calcext:value-type="float">
            <text:p>4.3704643</text:p>
          </table:table-cell>
          <table:table-cell office:value-type="float" office:value="0.77119136" calcext:value-type="float">
            <text:p>0.77119136</text:p>
          </table:table-cell>
          <table:table-cell office:value-type="float" office:value="0.11577629" calcext:value-type="float">
            <text:p>0.11577629</text:p>
          </table:table-cell>
          <table:table-cell office:value-type="float" office:value="-0.4627488" calcext:value-type="float">
            <text:p>-0.4627488</text:p>
          </table:table-cell>
          <table:table-cell office:value-type="float" office:value="0.81978953" calcext:value-type="float">
            <text:p>0.81978953</text:p>
          </table:table-cell>
          <table:table-cell office:value-type="float" office:value="2787.6404" calcext:value-type="float">
            <text:p>2787.6404</text:p>
          </table:table-cell>
          <table:table-cell office:value-type="float" office:value="-9645.9111" calcext:value-type="float">
            <text:p>-9645.9111</text:p>
          </table:table-cell>
          <table:table-cell office:value-type="float" office:value="16824.969" calcext:value-type="float">
            <text:p>16824.969</text:p>
          </table:table-cell>
          <table:table-cell office:value-type="float" office:value="15.248236" calcext:value-type="float">
            <text:p>15.248236</text:p>
          </table:table-cell>
          <table:table-cell office:value-type="float" office:value="371.918208504463" calcext:value-type="float">
            <text:p>371.9182085045</text:p>
          </table:table-cell>
          <table:table-cell office:value-type="float" office:value="4017.13138306341" calcext:value-type="float">
            <text:p>4017.1313830634</text:p>
          </table:table-cell>
          <table:table-cell office:value-type="float" office:value="13573.931" calcext:value-type="float">
            <text:p>13573.931</text:p>
          </table:table-cell>
          <table:table-cell office:value-type="float" office:value="79.556274" calcext:value-type="float">
            <text:p>79.556274</text:p>
          </table:table-cell>
          <table:table-cell office:value-type="float" office:value="0.0063650035" calcext:value-type="float">
            <text:p>0.0063650035</text:p>
          </table:table-cell>
          <table:table-cell office:value-type="float" office:value="158.6004" calcext:value-type="float">
            <text:p>158.6004</text:p>
          </table:table-cell>
          <table:table-cell office:value-type="float" office:value="99.8876303287145" calcext:value-type="float">
            <text:p>99.8876303287</text:p>
          </table:table-cell>
          <table:table-cell office:value-type="float" office:value="0.166225141576985" calcext:value-type="float">
            <text:p>0.1662251416</text:p>
          </table:table-cell>
          <table:table-cell office:value-type="float" office:value="99.8876303287145" calcext:value-type="float">
            <text:p>99.8876303287</text:p>
          </table:table-cell>
          <table:table-cell office:value-type="float" office:value="0.166225141576985" calcext:value-type="float">
            <text:p>0.1662251416</text:p>
          </table:table-cell>
          <table:table-cell office:value-type="float" office:value="0.000000000000549137707048306" calcext:value-type="float">
            <text:p>5.49E-13</text:p>
          </table:table-cell>
          <table:table-cell office:value-type="float" office:value="0.0000000000000909837138608324" calcext:value-type="float">
            <text:p>9.10E-14</text:p>
          </table:table-cell>
          <table:table-cell office:value-type="float" office:value="-0.000000000000157413234473322" calcext:value-type="float">
            <text:p>-1.57E-13</text:p>
          </table:table-cell>
          <table:table-cell office:value-type="float" office:value="3.16271" calcext:value-type="float">
            <text:p>3.16271</text:p>
          </table:table-cell>
          <table:table-cell office:value-type="float" office:value="0.69274068" calcext:value-type="float">
            <text:p>0.69274068</text:p>
          </table:table-cell>
          <table:table-cell office:value-type="float" office:value="16.442654" calcext:value-type="float">
            <text:p>16.442654</text:p>
          </table:table-cell>
          <table:table-cell office:value-type="float" office:value="0.030403815" calcext:value-type="float">
            <text:p>0.030403815</text:p>
          </table:table-cell>
          <table:table-cell office:value-type="float" office:value="0.015423585" calcext:value-type="float">
            <text:p>0.015423585</text:p>
          </table:table-cell>
          <table:table-cell office:value-type="float" office:value="16.427866" calcext:value-type="float">
            <text:p>16.427866</text:p>
          </table:table-cell>
          <table:table-cell office:value-type="float" office:value="0" calcext:value-type="float">
            <text:p>0</text:p>
          </table:table-cell>
          <table:table-cell office:value-type="float" office:value="0.00036923576" calcext:value-type="float">
            <text:p>0.0003692358</text:p>
          </table:table-cell>
          <table:table-cell office:value-type="float" office:value="0.00000077331038" calcext:value-type="float">
            <text:p>7.73E-07</text:p>
          </table:table-cell>
          <table:table-cell office:value-type="float" office:value="0.00000020521335" calcext:value-type="float">
            <text:p>2.05E-07</text:p>
          </table:table-cell>
          <table:table-cell table:number-columns-repeated="96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x0y0d1</text:p>
          </table:table-cell>
          <table:table-cell office:value-type="float" office:value="1510.9182" calcext:value-type="float">
            <text:p>1510.9182</text:p>
          </table:table-cell>
          <table:table-cell office:value-type="float" office:value="3166.0669" calcext:value-type="float">
            <text:p>3166.0669</text:p>
          </table:table-cell>
          <table:table-cell office:value-type="float" office:value="6.38911773118733" calcext:value-type="float">
            <text:p>6.3891177312</text:p>
          </table:table-cell>
          <table:table-cell office:value-type="float" office:value="16.0274094265634" calcext:value-type="float">
            <text:p>16.0274094266</text:p>
          </table:table-cell>
          <table:table-cell office:value-type="float" office:value="8.82509251791085" calcext:value-type="float">
            <text:p>8.8250925179</text:p>
          </table:table-cell>
          <table:table-cell office:value-type="float" office:value="109" calcext:value-type="float">
            <text:p>109</text:p>
          </table:table-cell>
          <table:table-cell office:value-type="float" office:value="524.59521" calcext:value-type="float">
            <text:p>524.59521</text:p>
          </table:table-cell>
          <table:table-cell office:value-type="float" office:value="4.3628707" calcext:value-type="float">
            <text:p>4.3628707</text:p>
          </table:table-cell>
          <table:table-cell office:value-type="float" office:value="883.40753" calcext:value-type="float">
            <text:p>883.40753</text:p>
          </table:table-cell>
          <table:table-cell office:value-type="float" office:value="4.6112289" calcext:value-type="float">
            <text:p>4.6112289</text:p>
          </table:table-cell>
          <table:table-cell office:value-type="float" office:value="1.0738224" calcext:value-type="float">
            <text:p>1.0738224</text:p>
          </table:table-cell>
          <table:table-cell office:value-type="float" office:value="59.318882" calcext:value-type="float">
            <text:p>59.318882</text:p>
          </table:table-cell>
          <table:table-cell office:value-type="float" office:value="0.02328633" calcext:value-type="float">
            <text:p>0.02328633</text:p>
          </table:table-cell>
          <table:table-cell office:value-type="float" office:value="0.0065059615" calcext:value-type="float">
            <text:p>0.0065059615</text:p>
          </table:table-cell>
          <table:table-cell office:value-type="float" office:value="17296.906" calcext:value-type="float">
            <text:p>17296.906</text:p>
          </table:table-cell>
          <table:table-cell office:value-type="float" office:value="83.79113" calcext:value-type="float">
            <text:p>83.79113</text:p>
          </table:table-cell>
          <table:table-cell office:value-type="float" office:value="14.985079" calcext:value-type="float">
            <text:p>14.985079</text:p>
          </table:table-cell>
          <table:table-cell office:value-type="float" office:value="0.0052608927" calcext:value-type="float">
            <text:p>0.0052608927</text:p>
          </table:table-cell>
          <table:table-cell office:value-type="float" office:value="8730.8086" calcext:value-type="float">
            <text:p>8730.8086</text:p>
          </table:table-cell>
          <table:table-cell office:value-type="float" office:value="57.824005" calcext:value-type="float">
            <text:p>57.824005</text:p>
          </table:table-cell>
          <table:table-cell office:value-type="float" office:value="15.727364" calcext:value-type="float">
            <text:p>15.727364</text:p>
          </table:table-cell>
          <table:table-cell office:value-type="float" office:value="0.0071925605" calcext:value-type="float">
            <text:p>0.0071925605</text:p>
          </table:table-cell>
          <table:table-cell office:value-type="float" office:value="99.987460605599" calcext:value-type="float">
            <text:p>99.9874606056</text:p>
          </table:table-cell>
          <table:table-cell office:value-type="float" office:value="0.059251836122923" calcext:value-type="float">
            <text:p>0.0592518361</text:p>
          </table:table-cell>
          <table:table-cell office:value-type="float" office:value="59.48156" calcext:value-type="float">
            <text:p>59.48156</text:p>
          </table:table-cell>
          <table:table-cell office:value-type="float" office:value="13.214597" calcext:value-type="float">
            <text:p>13.214597</text:p>
          </table:table-cell>
          <table:table-cell office:value-type="float" office:value="13.340674" calcext:value-type="float">
            <text:p>13.340674</text:p>
          </table:table-cell>
          <table:table-cell office:value-type="float" office:value="3.9618938" calcext:value-type="float">
            <text:p>3.9618938</text:p>
          </table:table-cell>
          <table:table-cell office:value-type="float" office:value="4.2942195" calcext:value-type="float">
            <text:p>4.2942195</text:p>
          </table:table-cell>
          <table:table-cell office:value-type="float" office:value="0.76712883" calcext:value-type="float">
            <text:p>0.76712883</text:p>
          </table:table-cell>
          <table:table-cell office:value-type="float" office:value="0.65367979" calcext:value-type="float">
            <text:p>0.65367979</text:p>
          </table:table-cell>
          <table:table-cell office:value-type="float" office:value="-0.71986485" calcext:value-type="float">
            <text:p>-0.71986485</text:p>
          </table:table-cell>
          <table:table-cell office:value-type="float" office:value="0.26058093" calcext:value-type="float">
            <text:p>0.26058093</text:p>
          </table:table-cell>
          <table:table-cell office:value-type="float" office:value="18008.438" calcext:value-type="float">
            <text:p>18008.438</text:p>
          </table:table-cell>
          <table:table-cell office:value-type="float" office:value="-19056.994" calcext:value-type="float">
            <text:p>-19056.994</text:p>
          </table:table-cell>
          <table:table-cell office:value-type="float" office:value="7461.0024" calcext:value-type="float">
            <text:p>7461.0024</text:p>
          </table:table-cell>
          <table:table-cell office:value-type="float" office:value="14.984729" calcext:value-type="float">
            <text:p>14.984729</text:p>
          </table:table-cell>
          <table:table-cell office:value-type="float" office:value="1511.0104836781" calcext:value-type="float">
            <text:p>1511.0104836781</text:p>
          </table:table-cell>
          <table:table-cell office:value-type="float" office:value="3166.21626446185" calcext:value-type="float">
            <text:p>3166.2162644619</text:p>
          </table:table-cell>
          <table:table-cell office:value-type="float" office:value="17302.488" calcext:value-type="float">
            <text:p>17302.488</text:p>
          </table:table-cell>
          <table:table-cell office:value-type="float" office:value="86.92186" calcext:value-type="float">
            <text:p>86.92186</text:p>
          </table:table-cell>
          <table:table-cell office:value-type="float" office:value="0.0054556974" calcext:value-type="float">
            <text:p>0.0054556974</text:p>
          </table:table-cell>
          <table:table-cell office:value-type="float" office:value="182.95334" calcext:value-type="float">
            <text:p>182.95334</text:p>
          </table:table-cell>
          <table:table-cell office:value-type="float" office:value="99.987460605599" calcext:value-type="float">
            <text:p>99.9874606056</text:p>
          </table:table-cell>
          <table:table-cell office:value-type="float" office:value="0.059251836122923" calcext:value-type="float">
            <text:p>0.0592518361</text:p>
          </table:table-cell>
          <table:table-cell office:value-type="float" office:value="99.987460605599" calcext:value-type="float">
            <text:p>99.9874606056</text:p>
          </table:table-cell>
          <table:table-cell office:value-type="float" office:value="0.059251836122923" calcext:value-type="float">
            <text:p>0.0592518361</text:p>
          </table:table-cell>
          <table:table-cell office:value-type="float" office:value="0.000000000000132134644974316" calcext:value-type="float">
            <text:p>1.32E-13</text:p>
          </table:table-cell>
          <table:table-cell office:value-type="float" office:value="0.000000000000318929784890574" calcext:value-type="float">
            <text:p>3.19E-13</text:p>
          </table:table-cell>
          <table:table-cell office:value-type="float" office:value="-0.000000000000168749947216513" calcext:value-type="float">
            <text:p>-1.69E-13</text:p>
          </table:table-cell>
          <table:table-cell office:value-type="float" office:value="3.1381052" calcext:value-type="float">
            <text:p>3.1381052</text:p>
          </table:table-cell>
          <table:table-cell office:value-type="float" office:value="0.68959141" calcext:value-type="float">
            <text:p>0.68959141</text:p>
          </table:table-cell>
          <table:table-cell office:value-type="float" office:value="59.434975" calcext:value-type="float">
            <text:p>59.434975</text:p>
          </table:table-cell>
          <table:table-cell office:value-type="float" office:value="0.026125602" calcext:value-type="float">
            <text:p>0.026125602</text:p>
          </table:table-cell>
          <table:table-cell office:value-type="float" office:value="0.012269121" calcext:value-type="float">
            <text:p>0.012269121</text:p>
          </table:table-cell>
          <table:table-cell office:value-type="float" office:value="59.370918" calcext:value-type="float">
            <text:p>59.370918</text:p>
          </table:table-cell>
          <table:table-cell office:value-type="float" office:value="0" calcext:value-type="float">
            <text:p>0</text:p>
          </table:table-cell>
          <table:table-cell office:value-type="float" office:value="0.0003705743" calcext:value-type="float">
            <text:p>0.0003705743</text:p>
          </table:table-cell>
          <table:table-cell office:value-type="float" office:value="0.00000064684178" calcext:value-type="float">
            <text:p>6.47E-07</text:p>
          </table:table-cell>
          <table:table-cell office:value-type="float" office:value="0.00000018072107" calcext:value-type="float">
            <text:p>1.81E-07</text:p>
          </table:table-cell>
          <table:table-cell table:number-columns-repeated="96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x0y0d2</text:p>
          </table:table-cell>
          <table:table-cell office:value-type="float" office:value="1024.9473" calcext:value-type="float">
            <text:p>1024.9473</text:p>
          </table:table-cell>
          <table:table-cell office:value-type="float" office:value="2190.0095" calcext:value-type="float">
            <text:p>2190.0095</text:p>
          </table:table-cell>
          <table:table-cell office:value-type="float" office:value="6.39194805267571" calcext:value-type="float">
            <text:p>6.3919480527</text:p>
          </table:table-cell>
          <table:table-cell office:value-type="float" office:value="16.0540373349002" calcext:value-type="float">
            <text:p>16.0540373349</text:p>
          </table:table-cell>
          <table:table-cell office:value-type="float" office:value="8.81779636762987" calcext:value-type="float">
            <text:p>8.8177963676</text:p>
          </table:table-cell>
          <table:table-cell office:value-type="float" office:value="120" calcext:value-type="float">
            <text:p>120</text:p>
          </table:table-cell>
          <table:table-cell office:value-type="float" office:value="524.62628" calcext:value-type="float">
            <text:p>524.62628</text:p>
          </table:table-cell>
          <table:table-cell office:value-type="float" office:value="4.3623195" calcext:value-type="float">
            <text:p>4.3623195</text:p>
          </table:table-cell>
          <table:table-cell office:value-type="float" office:value="928.38757" calcext:value-type="float">
            <text:p>928.38757</text:p>
          </table:table-cell>
          <table:table-cell office:value-type="float" office:value="4.612751" calcext:value-type="float">
            <text:p>4.612751</text:p>
          </table:table-cell>
          <table:table-cell office:value-type="float" office:value="1.0809786" calcext:value-type="float">
            <text:p>1.0809786</text:p>
          </table:table-cell>
          <table:table-cell office:value-type="float" office:value="59.358604" calcext:value-type="float">
            <text:p>59.358604</text:p>
          </table:table-cell>
          <table:table-cell office:value-type="float" office:value="0.023103498" calcext:value-type="float">
            <text:p>0.023103498</text:p>
          </table:table-cell>
          <table:table-cell office:value-type="float" office:value="0.0064387643" calcext:value-type="float">
            <text:p>0.0064387643</text:p>
          </table:table-cell>
          <table:table-cell office:value-type="float" office:value="17674.35" calcext:value-type="float">
            <text:p>17674.35</text:p>
          </table:table-cell>
          <table:table-cell office:value-type="float" office:value="84.697517" calcext:value-type="float">
            <text:p>84.697517</text:p>
          </table:table-cell>
          <table:table-cell office:value-type="float" office:value="14.961641" calcext:value-type="float">
            <text:p>14.961641</text:p>
          </table:table-cell>
          <table:table-cell office:value-type="float" office:value="0.0052042371" calcext:value-type="float">
            <text:p>0.0052042371</text:p>
          </table:table-cell>
          <table:table-cell office:value-type="float" office:value="8981.126" calcext:value-type="float">
            <text:p>8981.126</text:p>
          </table:table-cell>
          <table:table-cell office:value-type="float" office:value="58.495502" calcext:value-type="float">
            <text:p>58.495502</text:p>
          </table:table-cell>
          <table:table-cell office:value-type="float" office:value="15.696673" calcext:value-type="float">
            <text:p>15.696673</text:p>
          </table:table-cell>
          <table:table-cell office:value-type="float" office:value="0.0070732911" calcext:value-type="float">
            <text:p>0.0070732911</text:p>
          </table:table-cell>
          <table:table-cell office:value-type="float" office:value="99.9870709091482" calcext:value-type="float">
            <text:p>99.9870709091</text:p>
          </table:table-cell>
          <table:table-cell office:value-type="float" office:value="0.0599169243867355" calcext:value-type="float">
            <text:p>0.0599169244</text:p>
          </table:table-cell>
          <table:table-cell office:value-type="float" office:value="59.557426" calcext:value-type="float">
            <text:p>59.557426</text:p>
          </table:table-cell>
          <table:table-cell office:value-type="float" office:value="13.160677" calcext:value-type="float">
            <text:p>13.160677</text:p>
          </table:table-cell>
          <table:table-cell office:value-type="float" office:value="13.387393" calcext:value-type="float">
            <text:p>13.387393</text:p>
          </table:table-cell>
          <table:table-cell office:value-type="float" office:value="3.937453" calcext:value-type="float">
            <text:p>3.937453</text:p>
          </table:table-cell>
          <table:table-cell office:value-type="float" office:value="4.267199" calcext:value-type="float">
            <text:p>4.267199</text:p>
          </table:table-cell>
          <table:table-cell office:value-type="float" office:value="0.76565421" calcext:value-type="float">
            <text:p>0.76565421</text:p>
          </table:table-cell>
          <table:table-cell office:value-type="float" office:value="0.6456989" calcext:value-type="float">
            <text:p>0.6456989</text:p>
          </table:table-cell>
          <table:table-cell office:value-type="float" office:value="-0.70930958" calcext:value-type="float">
            <text:p>-0.70930958</text:p>
          </table:table-cell>
          <table:table-cell office:value-type="float" office:value="0.25708634" calcext:value-type="float">
            <text:p>0.25708634</text:p>
          </table:table-cell>
          <table:table-cell office:value-type="float" office:value="18409.619" calcext:value-type="float">
            <text:p>18409.619</text:p>
          </table:table-cell>
          <table:table-cell office:value-type="float" office:value="-19436.459" calcext:value-type="float">
            <text:p>-19436.459</text:p>
          </table:table-cell>
          <table:table-cell office:value-type="float" office:value="7584.8228" calcext:value-type="float">
            <text:p>7584.8228</text:p>
          </table:table-cell>
          <table:table-cell table:style-name="Default" office:value-type="float" office:value="14.959756" calcext:value-type="float">
            <text:p>14.959756</text:p>
          </table:table-cell>
          <table:table-cell office:value-type="float" office:value="1024.96944805653" calcext:value-type="float">
            <text:p>1024.9694480565</text:p>
          </table:table-cell>
          <table:table-cell office:value-type="float" office:value="2190.04475063701" calcext:value-type="float">
            <text:p>2190.044750637</text:p>
          </table:table-cell>
          <table:table-cell office:value-type="float" office:value="17705.068" calcext:value-type="float">
            <text:p>17705.068</text:p>
          </table:table-cell>
          <table:table-cell office:value-type="float" office:value="87.543663" calcext:value-type="float">
            <text:p>87.543663</text:p>
          </table:table-cell>
          <table:table-cell office:value-type="float" office:value="0.0053697852" calcext:value-type="float">
            <text:p>0.0053697852</text:p>
          </table:table-cell>
          <table:table-cell office:value-type="float" office:value="184.94525" calcext:value-type="float">
            <text:p>184.94525</text:p>
          </table:table-cell>
          <table:table-cell office:value-type="float" office:value="99.9870709091482" calcext:value-type="float">
            <text:p>99.9870709091</text:p>
          </table:table-cell>
          <table:table-cell office:value-type="float" office:value="0.0599169243867355" calcext:value-type="float">
            <text:p>0.0599169244</text:p>
          </table:table-cell>
          <table:table-cell office:value-type="float" office:value="99.9870709091482" calcext:value-type="float">
            <text:p>99.9870709091</text:p>
          </table:table-cell>
          <table:table-cell office:value-type="float" office:value="0.0599169243867355" calcext:value-type="float">
            <text:p>0.0599169244</text:p>
          </table:table-cell>
          <table:table-cell office:value-type="float" office:value="0.000000000000129509245442397" calcext:value-type="float">
            <text:p>1.30E-13</text:p>
          </table:table-cell>
          <table:table-cell office:value-type="float" office:value="0.000000000000314340272327814" calcext:value-type="float">
            <text:p>3.14E-13</text:p>
          </table:table-cell>
          <table:table-cell office:value-type="float" office:value="-0.000000000000165936699044177" calcext:value-type="float">
            <text:p>-1.66E-13</text:p>
          </table:table-cell>
          <table:table-cell office:value-type="float" office:value="3.1134648" calcext:value-type="float">
            <text:p>3.1134648</text:p>
          </table:table-cell>
          <table:table-cell office:value-type="float" office:value="0.71285349" calcext:value-type="float">
            <text:p>0.71285349</text:p>
          </table:table-cell>
          <table:table-cell office:value-type="float" office:value="59.354836" calcext:value-type="float">
            <text:p>59.354836</text:p>
          </table:table-cell>
          <table:table-cell office:value-type="float" office:value="0.025600018" calcext:value-type="float">
            <text:p>0.025600018</text:p>
          </table:table-cell>
          <table:table-cell office:value-type="float" office:value="0.012074631" calcext:value-type="float">
            <text:p>0.012074631</text:p>
          </table:table-cell>
          <table:table-cell office:value-type="float" office:value="59.314957" calcext:value-type="float">
            <text:p>59.31495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7187204" calcext:value-type="float">
            <text:p>0.000371872</text:p>
          </table:table-cell>
          <table:table-cell office:value-type="float" office:value="0.00000064176362" calcext:value-type="float">
            <text:p>6.42E-07</text:p>
          </table:table-cell>
          <table:table-cell office:value-type="float" office:value="0.00000017885452" calcext:value-type="float">
            <text:p>1.79E-07</text:p>
          </table:table-cell>
          <table:table-cell table:number-columns-repeated="962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x0y0d3</text:p>
          </table:table-cell>
          <table:table-cell office:value-type="float" office:value="1038.9952" calcext:value-type="float">
            <text:p>1038.9952</text:p>
          </table:table-cell>
          <table:table-cell table:style-name="Default" office:value-type="float" office:value="1214.0095" calcext:value-type="float">
            <text:p>1214.0095</text:p>
          </table:table-cell>
          <table:table-cell office:value-type="float" office:value="6.3467841339741" calcext:value-type="float">
            <text:p>6.346784134</text:p>
          </table:table-cell>
          <table:table-cell office:value-type="float" office:value="16.0130705305527" calcext:value-type="float">
            <text:p>16.0130705306</text:p>
          </table:table-cell>
          <table:table-cell office:value-type="float" office:value="8.83025020101417" calcext:value-type="float">
            <text:p>8.830250201</text:p>
          </table:table-cell>
          <table:table-cell office:value-type="float" office:value="107" calcext:value-type="float">
            <text:p>107</text:p>
          </table:table-cell>
          <table:table-cell office:value-type="float" office:value="524.63885" calcext:value-type="float">
            <text:p>524.63885</text:p>
          </table:table-cell>
          <table:table-cell office:value-type="float" office:value="4.3592739" calcext:value-type="float">
            <text:p>4.3592739</text:p>
          </table:table-cell>
          <table:table-cell office:value-type="float" office:value="939.34827" calcext:value-type="float">
            <text:p>939.34827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1.0552337" calcext:value-type="float">
            <text:p>1.0552337</text:p>
          </table:table-cell>
          <table:table-cell office:value-type="float" office:value="59.346809" calcext:value-type="float">
            <text:p>59.346809</text:p>
          </table:table-cell>
          <table:table-cell office:value-type="float" office:value="0.023162631" calcext:value-type="float">
            <text:p>0.023162631</text:p>
          </table:table-cell>
          <table:table-cell office:value-type="float" office:value="0.0060979039" calcext:value-type="float">
            <text:p>0.0060979039</text:p>
          </table:table-cell>
          <table:table-cell office:value-type="float" office:value="17450.801" calcext:value-type="float">
            <text:p>17450.801</text:p>
          </table:table-cell>
          <table:table-cell office:value-type="float" office:value="83.699814" calcext:value-type="float">
            <text:p>83.699814</text:p>
          </table:table-cell>
          <table:table-cell office:value-type="float" office:value="14.975462" calcext:value-type="float">
            <text:p>14.975462</text:p>
          </table:table-cell>
          <table:table-cell office:value-type="float" office:value="0.0052088154" calcext:value-type="float">
            <text:p>0.0052088154</text:p>
          </table:table-cell>
          <table:table-cell office:value-type="float" office:value="8892.7109" calcext:value-type="float">
            <text:p>8892.7109</text:p>
          </table:table-cell>
          <table:table-cell office:value-type="float" office:value="58.237759" calcext:value-type="float">
            <text:p>58.237759</text:p>
          </table:table-cell>
          <table:table-cell office:value-type="float" office:value="15.707415" calcext:value-type="float">
            <text:p>15.707415</text:p>
          </table:table-cell>
          <table:table-cell office:value-type="float" office:value="0.0071121398" calcext:value-type="float">
            <text:p>0.0071121398</text:p>
          </table:table-cell>
          <table:table-cell office:value-type="float" office:value="99.9866806887608" calcext:value-type="float">
            <text:p>99.9866806888</text:p>
          </table:table-cell>
          <table:table-cell office:value-type="float" office:value="0.0605835795830204" calcext:value-type="float">
            <text:p>0.0605835796</text:p>
          </table:table-cell>
          <table:table-cell office:value-type="float" office:value="59.302975" calcext:value-type="float">
            <text:p>59.302975</text:p>
          </table:table-cell>
          <table:table-cell office:value-type="float" office:value="13.147933" calcext:value-type="float">
            <text:p>13.147933</text:p>
          </table:table-cell>
          <table:table-cell office:value-type="float" office:value="13.221708" calcext:value-type="float">
            <text:p>13.221708</text:p>
          </table:table-cell>
          <table:table-cell office:value-type="float" office:value="3.91717" calcext:value-type="float">
            <text:p>3.91717</text:p>
          </table:table-cell>
          <table:table-cell office:value-type="float" office:value="4.3681083" calcext:value-type="float">
            <text:p>4.3681083</text:p>
          </table:table-cell>
          <table:table-cell office:value-type="float" office:value="0.77106792" calcext:value-type="float">
            <text:p>0.77106792</text:p>
          </table:table-cell>
          <table:table-cell office:value-type="float" office:value="0.67685121" calcext:value-type="float">
            <text:p>0.67685121</text:p>
          </table:table-cell>
          <table:table-cell office:value-type="float" office:value="-0.74648589" calcext:value-type="float">
            <text:p>-0.74648589</text:p>
          </table:table-cell>
          <table:table-cell office:value-type="float" office:value="0.26827013" calcext:value-type="float">
            <text:p>0.26827013</text:p>
          </table:table-cell>
          <table:table-cell office:value-type="float" office:value="20370.186" calcext:value-type="float">
            <text:p>20370.186</text:p>
          </table:table-cell>
          <table:table-cell office:value-type="float" office:value="-21973.852" calcext:value-type="float">
            <text:p>-21973.852</text:p>
          </table:table-cell>
          <table:table-cell office:value-type="float" office:value="8386.6943" calcext:value-type="float">
            <text:p>8386.6943</text:p>
          </table:table-cell>
          <table:table-cell office:value-type="float" office:value="14.971831" calcext:value-type="float">
            <text:p>14.971831</text:p>
          </table:table-cell>
          <table:table-cell office:value-type="float" office:value="1038.96860405291" calcext:value-type="float">
            <text:p>1038.9686040529</text:p>
          </table:table-cell>
          <table:table-cell office:value-type="float" office:value="1213.96448688438" calcext:value-type="float">
            <text:p>1213.9644868844</text:p>
          </table:table-cell>
          <table:table-cell office:value-type="float" office:value="17509.244" calcext:value-type="float">
            <text:p>17509.244</text:p>
          </table:table-cell>
          <table:table-cell office:value-type="float" office:value="87.046799" calcext:value-type="float">
            <text:p>87.046799</text:p>
          </table:table-cell>
          <table:table-cell office:value-type="float" office:value="0.0053990236" calcext:value-type="float">
            <text:p>0.0053990236</text:p>
          </table:table-cell>
          <table:table-cell office:value-type="float" office:value="183.32385" calcext:value-type="float">
            <text:p>183.32385</text:p>
          </table:table-cell>
          <table:table-cell office:value-type="float" office:value="99.9866806887608" calcext:value-type="float">
            <text:p>99.9866806888</text:p>
          </table:table-cell>
          <table:table-cell office:value-type="float" office:value="0.0605835795830204" calcext:value-type="float">
            <text:p>0.0605835796</text:p>
          </table:table-cell>
          <table:table-cell office:value-type="float" office:value="99.9866806887608" calcext:value-type="float">
            <text:p>99.9866806888</text:p>
          </table:table-cell>
          <table:table-cell office:value-type="float" office:value="0.0605835795830204" calcext:value-type="float">
            <text:p>0.0605835796</text:p>
          </table:table-cell>
          <table:table-cell office:value-type="float" office:value="0.000000000000129098969872746" calcext:value-type="float">
            <text:p>1.29E-13</text:p>
          </table:table-cell>
          <table:table-cell office:value-type="float" office:value="0.000000000000313564535009243" calcext:value-type="float">
            <text:p>3.14E-13</text:p>
          </table:table-cell>
          <table:table-cell office:value-type="float" office:value="-0.000000000000169125120089783" calcext:value-type="float">
            <text:p>-1.69E-13</text:p>
          </table:table-cell>
          <table:table-cell office:value-type="float" office:value="3.0951774" calcext:value-type="float">
            <text:p>3.0951774</text:p>
          </table:table-cell>
          <table:table-cell office:value-type="float" office:value="0.67700958" calcext:value-type="float">
            <text:p>0.67700958</text:p>
          </table:table-cell>
          <table:table-cell office:value-type="float" office:value="59.379948" calcext:value-type="float">
            <text:p>59.379948</text:p>
          </table:table-cell>
          <table:table-cell office:value-type="float" office:value="0.02562453" calcext:value-type="float">
            <text:p>0.02562453</text:p>
          </table:table-cell>
          <table:table-cell office:value-type="float" office:value="0.0119989" calcext:value-type="float">
            <text:p>0.0119989</text:p>
          </table:table-cell>
          <table:table-cell office:value-type="float" office:value="59.378727" calcext:value-type="float">
            <text:p>59.3787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6726968" calcext:value-type="float">
            <text:p>0.0003672697</text:p>
          </table:table-cell>
          <table:table-cell table:style-name="ce3" office:value-type="float" office:value="0.00000064340639" calcext:value-type="float">
            <text:p>6.43E-07</text:p>
          </table:table-cell>
          <table:table-cell office:value-type="float" office:value="0.00000016938623" calcext:value-type="float">
            <text:p>1.69E-07</text:p>
          </table:table-cell>
          <table:table-cell table:number-columns-repeated="962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x0y0d4</text:p>
          </table:table-cell>
          <table:table-cell office:value-type="float" office:value="1053.8202" calcext:value-type="float">
            <text:p>1053.8202</text:p>
          </table:table-cell>
          <table:table-cell office:value-type="float" office:value="238.09378" calcext:value-type="float">
            <text:p>238.09378</text:p>
          </table:table-cell>
          <table:table-cell office:value-type="float" office:value="6.49523056756824" calcext:value-type="float">
            <text:p>6.4952305676</text:p>
          </table:table-cell>
          <table:table-cell office:value-type="float" office:value="16.2018733052228" calcext:value-type="float">
            <text:p>16.2018733052</text:p>
          </table:table-cell>
          <table:table-cell office:value-type="float" office:value="8.96405292378377" calcext:value-type="float">
            <text:p>8.9640529238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524.60956" calcext:value-type="float">
            <text:p>524.60956</text:p>
          </table:table-cell>
          <table:table-cell office:value-type="float" office:value="4.360208" calcext:value-type="float">
            <text:p>4.360208</text:p>
          </table:table-cell>
          <table:table-cell office:value-type="float" office:value="916.38879" calcext:value-type="float">
            <text:p>916.38879</text:p>
          </table:table-cell>
          <table:table-cell office:value-type="float" office:value="4.6413498" calcext:value-type="float">
            <text:p>4.6413498</text:p>
          </table:table-cell>
          <table:table-cell office:value-type="float" office:value="1.0746984" calcext:value-type="float">
            <text:p>1.0746984</text:p>
          </table:table-cell>
          <table:table-cell office:value-type="float" office:value="59.216011" calcext:value-type="float">
            <text:p>59.216011</text:p>
          </table:table-cell>
          <table:table-cell office:value-type="float" office:value="0.023689019" calcext:value-type="float">
            <text:p>0.023689019</text:p>
          </table:table-cell>
          <table:table-cell office:value-type="float" office:value="0.0065810578" calcext:value-type="float">
            <text:p>0.0065810578</text:p>
          </table:table-cell>
          <table:table-cell office:value-type="float" office:value="17495.068" calcext:value-type="float">
            <text:p>17495.068</text:p>
          </table:table-cell>
          <table:table-cell office:value-type="float" office:value="84.655594" calcext:value-type="float">
            <text:p>84.655594</text:p>
          </table:table-cell>
          <table:table-cell office:value-type="float" office:value="14.972711" calcext:value-type="float">
            <text:p>14.972711</text:p>
          </table:table-cell>
          <table:table-cell office:value-type="float" office:value="0.0052549653" calcext:value-type="float">
            <text:p>0.0052549653</text:p>
          </table:table-cell>
          <table:table-cell office:value-type="float" office:value="8872.2949" calcext:value-type="float">
            <text:p>8872.2949</text:p>
          </table:table-cell>
          <table:table-cell office:value-type="float" office:value="58.186699" calcext:value-type="float">
            <text:p>58.186699</text:p>
          </table:table-cell>
          <table:table-cell office:value-type="float" office:value="15.70991" calcext:value-type="float">
            <text:p>15.70991</text:p>
          </table:table-cell>
          <table:table-cell office:value-type="float" office:value="0.0071222563" calcext:value-type="float">
            <text:p>0.0071222563</text:p>
          </table:table-cell>
          <table:table-cell office:value-type="float" office:value="99.9862688855466" calcext:value-type="float">
            <text:p>99.9862688855</text:p>
          </table:table-cell>
          <table:table-cell office:value-type="float" office:value="0.0612525447566183" calcext:value-type="float">
            <text:p>0.0612525448</text:p>
          </table:table-cell>
          <table:table-cell office:value-type="float" office:value="58.800804" calcext:value-type="float">
            <text:p>58.800804</text:p>
          </table:table-cell>
          <table:table-cell office:value-type="float" office:value="13.174801" calcext:value-type="float">
            <text:p>13.174801</text:p>
          </table:table-cell>
          <table:table-cell office:value-type="float" office:value="13.38977" calcext:value-type="float">
            <text:p>13.38977</text:p>
          </table:table-cell>
          <table:table-cell office:value-type="float" office:value="3.9586143" calcext:value-type="float">
            <text:p>3.9586143</text:p>
          </table:table-cell>
          <table:table-cell office:value-type="float" office:value="4.3187461" calcext:value-type="float">
            <text:p>4.3187461</text:p>
          </table:table-cell>
          <table:table-cell office:value-type="float" office:value="0.76845133" calcext:value-type="float">
            <text:p>0.76845133</text:p>
          </table:table-cell>
          <table:table-cell office:value-type="float" office:value="0.65118349" calcext:value-type="float">
            <text:p>0.65118349</text:p>
          </table:table-cell>
          <table:table-cell office:value-type="float" office:value="-0.72056395" calcext:value-type="float">
            <text:p>-0.72056395</text:p>
          </table:table-cell>
          <table:table-cell office:value-type="float" office:value="0.26105541" calcext:value-type="float">
            <text:p>0.26105541</text:p>
          </table:table-cell>
          <table:table-cell office:value-type="float" office:value="17371.623" calcext:value-type="float">
            <text:p>17371.623</text:p>
          </table:table-cell>
          <table:table-cell office:value-type="float" office:value="-18882.232" calcext:value-type="float">
            <text:p>-18882.232</text:p>
          </table:table-cell>
          <table:table-cell office:value-type="float" office:value="7499.5547" calcext:value-type="float">
            <text:p>7499.5547</text:p>
          </table:table-cell>
          <table:table-cell office:value-type="float" office:value="14.969066" calcext:value-type="float">
            <text:p>14.969066</text:p>
          </table:table-cell>
          <table:table-cell office:value-type="float" office:value="1053.86758848563" calcext:value-type="float">
            <text:p>1053.8675884856</text:p>
          </table:table-cell>
          <table:table-cell office:value-type="float" office:value="238.166275538623" calcext:value-type="float">
            <text:p>238.1662755386</text:p>
          </table:table-cell>
          <table:table-cell office:value-type="float" office:value="17553.898" calcext:value-type="float">
            <text:p>17553.898</text:p>
          </table:table-cell>
          <table:table-cell office:value-type="float" office:value="87.671318" calcext:value-type="float">
            <text:p>87.671318</text:p>
          </table:table-cell>
          <table:table-cell office:value-type="float" office:value="0.0054239263" calcext:value-type="float">
            <text:p>0.0054239263</text:p>
          </table:table-cell>
          <table:table-cell office:value-type="float" office:value="183.64543" calcext:value-type="float">
            <text:p>183.64543</text:p>
          </table:table-cell>
          <table:table-cell office:value-type="float" office:value="99.9862688855466" calcext:value-type="float">
            <text:p>99.9862688855</text:p>
          </table:table-cell>
          <table:table-cell office:value-type="float" office:value="0.0612525447566183" calcext:value-type="float">
            <text:p>0.0612525448</text:p>
          </table:table-cell>
          <table:table-cell office:value-type="float" office:value="99.9862688855466" calcext:value-type="float">
            <text:p>99.9862688855</text:p>
          </table:table-cell>
          <table:table-cell office:value-type="float" office:value="0.0612525447566183" calcext:value-type="float">
            <text:p>0.0612525448</text:p>
          </table:table-cell>
          <table:table-cell office:value-type="float" office:value="0.000000000000140642280565526" calcext:value-type="float">
            <text:p>1.41E-13</text:p>
          </table:table-cell>
          <table:table-cell office:value-type="float" office:value="0.000000000000325777267488692" calcext:value-type="float">
            <text:p>3.26E-13</text:p>
          </table:table-cell>
          <table:table-cell office:value-type="float" office:value="-0.000000000000177053189775088" calcext:value-type="float">
            <text:p>-1.77E-13</text:p>
          </table:table-cell>
          <table:table-cell office:value-type="float" office:value="3.1187398" calcext:value-type="float">
            <text:p>3.1187398</text:p>
          </table:table-cell>
          <table:table-cell office:value-type="float" office:value="0.67035556" calcext:value-type="float">
            <text:p>0.67035556</text:p>
          </table:table-cell>
          <table:table-cell office:value-type="float" office:value="59.321007" calcext:value-type="float">
            <text:p>59.321007</text:p>
          </table:table-cell>
          <table:table-cell office:value-type="float" office:value="0.025786545" calcext:value-type="float">
            <text:p>0.025786545</text:p>
          </table:table-cell>
          <table:table-cell office:value-type="float" office:value="0.01214545" calcext:value-type="float">
            <text:p>0.01214545</text:p>
          </table:table-cell>
          <table:table-cell office:value-type="float" office:value="59.40667" calcext:value-type="float">
            <text:p>59.406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7193805" calcext:value-type="float">
            <text:p>0.0003719381</text:p>
          </table:table-cell>
          <table:table-cell office:value-type="float" office:value="0.00000065802817" calcext:value-type="float">
            <text:p>6.58E-07</text:p>
          </table:table-cell>
          <table:table-cell office:value-type="float" office:value="0.00000018280714" calcext:value-type="float">
            <text:p>1.83E-07</text:p>
          </table:table-cell>
          <table:table-cell table:number-columns-repeated="962"/>
        </table:table-row>
      </table:table>
      <table:named-expressions/>
      <table:database-ranges>
        <table:database-range table:name="__Anonymous_Sheet_DB__0" table:target-range-address="Sheet1.A1:Sheet1.BJ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9:53:36.758985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Garcia</meta:initial-creator>
    <meta:creation-date>2017-07-10T15:43:29.598157710</meta:creation-date>
    <dc:date>2017-07-10T20:11:35.877946866</dc:date>
    <dc:creator>Samuel Garcia</dc:creator>
    <meta:editing-duration>PT16M55S</meta:editing-duration>
    <meta:editing-cycles>3</meta:editing-cycles>
    <meta:generator>LibreOffice/5.0.6.2$Linux_X86_64 LibreOffice_project/00$Build-2</meta:generator>
    <meta:document-statistic meta:table-count="1" meta:cell-count="558" meta:object-count="0"/>
  </office:meta>
</office:document-meta>
</file>